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3.10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ackground-color="#ffff38" style:text-align-source="fix" style:repeat-content="false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8000"/>
    </style:style>
    <style:style style:name="ce54" style:family="table-cell" style:parent-style-name="Default">
      <style:table-cell-properties fo:background-color="#ff8000"/>
      <style:map style:condition="cell-content()=charge ok" style:apply-style-name="Accent" style:base-cell-address="'Roulements rigides à billes'.H30"/>
      <style:map style:condition="cell-content()=0" style:apply-style-name="Accent" style:base-cell-address="'Roulements rigides à billes'.H30"/>
    </style:style>
    <style:style style:name="ce1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56" style:family="table-cell" style:parent-style-name="Default" style:data-style-name="N111">
      <style:table-cell-properties fo:background-color="#800080"/>
    </style:style>
    <style:style style:name="ce57" style:family="table-cell" style:parent-style-name="Default">
      <style:table-cell-properties fo:background-color="#808080"/>
      <style:text-properties style:font-name="Arial" fo:language="en" fo:country="US" style:font-name-asian="Droid Sans" style:font-name-complex="Lohit Devanagari"/>
    </style:style>
    <style:style style:name="ce58" style:family="table-cell" style:parent-style-name="Default">
      <style:table-cell-properties fo:background-color="#800080"/>
    </style:style>
    <style:style style:name="ce1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DejaVu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DejaVu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fo:font-weight="normal" style:text-position="-33% 58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ulements rigides à billes" table:style-name="ta1">
        <table:table-column table:style-name="co1" table:number-columns-repeated="3" table:default-cell-style-name="ce34"/>
        <table:table-column table:style-name="co2" table:default-cell-style-name="ce34"/>
        <table:table-column table:style-name="co1" table:number-columns-repeated="4" table:default-cell-style-name="ce34"/>
        <table:table-column table:style-name="co3" table:default-cell-style-name="ce34"/>
        <table:table-column table:style-name="co1" table:number-columns-repeated="1015" table:default-cell-style-name="ce34"/>
        <table:table-row table:style-name="ro1">
          <table:table-cell/>
          <table:table-cell table:style-name="ce47" office:value-type="string" calcext:value-type="string" table:number-columns-spanned="9" table:number-rows-spanned="1">
            <text:p>Calcul de durée de vie des roulements rigides à billes</text:p>
          </table:table-cell>
          <table:covered-table-cell table:number-columns-repeated="8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onnées</text:p>
          </table:table-cell>
          <table:table-cell table:style-name="ce2"/>
          <table:table-cell table:style-name="ce39" table:number-columns-repeated="5"/>
          <table:table-cell/>
          <table:table-cell table:style-name="ce14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4"/>
        </table:table-row>
        <table:table-row table:style-name="ro3">
          <table:table-cell table:style-name="ce39" office:value-type="string" calcext:value-type="string">
            <text:p>F<text:span text:style-name="T1">a</text:span>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string" calcext:value-type="string">
            <text:p>N</text:p>
          </table:table-cell>
          <table:table-cell table:style-name="ce48" office:value-type="string" calcext:value-type="string" table:number-columns-spanned="4" table:number-rows-spanned="1">
            <text:p>Projection axiale de la charge appliquée</text:p>
          </table:table-cell>
          <table:covered-table-cell table:number-columns-repeated="3" table:style-name="ce39"/>
          <table:table-cell/>
          <table:table-cell table:style-name="ce14" office:value-type="string" calcext:value-type="string">
            <text:p>Fiabilité ( %)</text:p>
          </table:table-cell>
          <table:table-cell table:style-name="ce14" office:value-type="string" calcext:value-type="string">
            <text:p>a1</text:p>
          </table:table-cell>
          <table:table-cell table:number-columns-repeated="5"/>
          <table:table-cell table:style-name="ce19" office:value-type="string" calcext:value-type="string" table:number-columns-spanned="6" table:number-rows-spanned="1">
            <text:p>Facteurs de charge X et Y (roulements à jeu radial normal)</text:p>
          </table:table-cell>
          <table:covered-table-cell table:number-columns-repeated="5" table:style-name="ce58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5"/>
          <table:table-cell table:style-name="ce58" table:number-columns-repeated="6"/>
          <table:table-cell table:number-columns-repeated="1003"/>
        </table:table-row>
        <table:table-row table:style-name="ro3">
          <table:table-cell table:style-name="ce39" office:value-type="string" calcext:value-type="string">
            <text:p>C<text:span text:style-name="T1">0</text:span></text:p>
          </table:table-cell>
          <table:table-cell table:style-name="ce39" office:value-type="float" office:value="6550" calcext:value-type="float">
            <text:p>6550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statique de base</text:p>
          </table:table-cell>
          <table:covered-table-cell table:number-columns-repeated="3" table:style-name="ce39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5"/>
          <table:table-cell table:style-name="ce58" table:number-columns-repeated="6"/>
          <table:table-cell table:number-columns-repeated="1003"/>
        </table:table-row>
        <table:table-row table:style-name="ro3">
          <table:table-cell table:style-name="ce39" office:value-type="string" calcext:value-type="string">
            <text:p>C</text:p>
          </table:table-cell>
          <table:table-cell table:style-name="ce39" office:value-type="float" office:value="11700" calcext:value-type="float">
            <text:p>11700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5"/>
          <table:table-cell table:style-name="ce58"/>
          <table:table-cell table:style-name="ce67" office:value-type="string" calcext:value-type="string" table:number-columns-spanned="2" table:number-rows-spanned="1">
            <text:p>F<text:span text:style-name="T1">a</text:span>/F<text:span text:style-name="T1">r</text:span> &lt; e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F<text:span text:style-name="T1">a</text:span>/F<text:span text:style-name="T1">r</text:span> &gt; e</text:p>
          </table:table-cell>
          <table:covered-table-cell table:style-name="ce14"/>
          <table:table-cell table:style-name="ce58"/>
          <table:table-cell table:number-columns-repeated="1003"/>
        </table:table-row>
        <table:table-row table:style-name="ro3">
          <table:table-cell table:style-name="ce39" office:value-type="string" calcext:value-type="string">
            <text:p>N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4"/>
          <table:table-cell table:style-name="ce41" office:value-type="string" calcext:value-type="string">
            <text:p>m</text:p>
          </table:table-cell>
          <table:table-cell table:style-name="ce14" office:value-type="string" calcext:value-type="string">
            <text:p>F<text:span text:style-name="T1">a</text:span>/C<text:span text:style-name="T1">0</text:span>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Y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Y</text:p>
          </table:table-cell>
          <table:table-cell table:style-name="ce14" office:value-type="string" calcext:value-type="string">
            <text:p>e</text:p>
          </table:table-cell>
          <table:table-cell table:number-columns-repeated="100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4"/>
          <table:table-cell table:style-name="ce41" table:formula="of:=ABS([.P10]-[.B19])" office:value-type="float" office:value="0.0421832061068702" calcext:value-type="float">
            <text:p>0,04218320610687</text:p>
          </table:table-cell>
          <table:table-cell table:style-name="ce58" office:value-type="float" office:value="0.014" calcext:value-type="float">
            <text:p>0,0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2.3" calcext:value-type="float">
            <text:p>2,3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03"/>
        </table:table-row>
        <table:table-row table:style-name="ro4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4"/>
          <table:table-cell table:style-name="ce41" table:formula="of:=ABS([.P11]-[.B19])" office:value-type="float" office:value="0.0281832061068702" calcext:value-type="float">
            <text:p>0,02818320610687</text:p>
          </table:table-cell>
          <table:table-cell table:style-name="ce58" office:value-type="float" office:value="0.028" calcext:value-type="float">
            <text:p>0,02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99" calcext:value-type="float">
            <text:p>1,99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0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4"/>
          <table:table-cell table:style-name="ce41" table:formula="of:=ABS([.P12]-[.B19])" office:value-type="float" office:value="0.000183206106870226" calcext:value-type="float">
            <text:p>0,00018320610687</text:p>
          </table:table-cell>
          <table:table-cell table:style-name="ce58" office:value-type="float" office:value="0.056" calcext:value-type="float">
            <text:p>0,05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71" calcext:value-type="float">
            <text:p>1,71</text:p>
          </table:table-cell>
          <table:table-cell table:style-name="ce58" office:value-type="float" office:value="0.26" calcext:value-type="float">
            <text:p>0,26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4"/>
          <table:table-cell table:style-name="ce41" table:formula="of:=ABS([.P13]-[.B19])" office:value-type="float" office:value="0.0278167938931298" calcext:value-type="float">
            <text:p>0,02781679389313</text:p>
          </table:table-cell>
          <table:table-cell table:style-name="ce58" office:value-type="float" office:value="0.084" calcext:value-type="float">
            <text:p>0,08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55" calcext:value-type="float">
            <text:p>1,55</text:p>
          </table:table-cell>
          <table:table-cell table:style-name="ce58" office:value-type="float" office:value="0.28" calcext:value-type="float">
            <text:p>0,2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4"/>
          <table:table-cell table:style-name="ce41" table:formula="of:=ABS([.P14]-[.B19])" office:value-type="float" office:value="0.0538167938931298" calcext:value-type="float">
            <text:p>0,05381679389313</text:p>
          </table:table-cell>
          <table:table-cell table:style-name="ce58" office:value-type="float" office:value="0.11" calcext:value-type="float">
            <text:p>0,1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45" calcext:value-type="float">
            <text:p>1,45</text:p>
          </table:table-cell>
          <table:table-cell table:style-name="ce58" office:value-type="float" office:value="0.3" calcext:value-type="float">
            <text:p>0,3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number-columns-repeated="4"/>
          <table:table-cell table:style-name="ce41" table:formula="of:=ABS([.P15]-[.B19])" office:value-type="float" office:value="0.11381679389313" calcext:value-type="float">
            <text:p>0,11381679389313</text:p>
          </table:table-cell>
          <table:table-cell table:style-name="ce58" office:value-type="float" office:value="0.17" calcext:value-type="float">
            <text:p>0,1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31" calcext:value-type="float">
            <text:p>1,31</text:p>
          </table:table-cell>
          <table:table-cell table:style-name="ce58" office:value-type="float" office:value="0.34" calcext:value-type="float">
            <text:p>0,34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4"/>
          <table:table-cell table:style-name="ce41" table:formula="of:=ABS([.P16]-[.B19])" office:value-type="float" office:value="0.22381679389313" calcext:value-type="float">
            <text:p>0,22381679389313</text:p>
          </table:table-cell>
          <table:table-cell table:style-name="ce58" office:value-type="float" office:value="0.28" calcext:value-type="float">
            <text:p>0,2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15" calcext:value-type="float">
            <text:p>1,15</text:p>
          </table:table-cell>
          <table:table-cell table:style-name="ce58" office:value-type="float" office:value="0.38" calcext:value-type="float">
            <text:p>0,3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number-columns-repeated="4"/>
          <table:table-cell table:style-name="ce41" table:formula="of:=ABS([.P17]-[.B19])" office:value-type="float" office:value="0.36381679389313" calcext:value-type="float">
            <text:p>0,36381679389313</text:p>
          </table:table-cell>
          <table:table-cell table:style-name="ce58" office:value-type="float" office:value="0.42" calcext:value-type="float">
            <text:p>0,4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04" calcext:value-type="float">
            <text:p>1,04</text:p>
          </table:table-cell>
          <table:table-cell table:style-name="ce58" office:value-type="float" office:value="0.42" calcext:value-type="float">
            <text:p>0,42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4" table:number-rows-spanned="1">
            <text:p>A partir des données, on définit le rapport</text:p>
          </table:table-cell>
          <table:covered-table-cell table:number-columns-repeated="3"/>
          <table:table-cell table:number-columns-repeated="4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number-columns-repeated="4"/>
          <table:table-cell table:style-name="ce41" table:formula="of:=ABS([.P18]-[.B19])" office:value-type="float" office:value="0.50381679389313" calcext:value-type="float">
            <text:p>0,50381679389313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44" calcext:value-type="float">
            <text:p>0,44</text:p>
          </table:table-cell>
          <table:table-cell table:number-columns-repeated="1003"/>
        </table:table-row>
        <table:table-row table:style-name="ro3">
          <table:table-cell table:style-name="ce41" office:value-type="string" calcext:value-type="string">
            <text:p>F<text:span text:style-name="T1">a</text:span>/C<text:span text:style-name="T1">0</text:span></text:p>
          </table:table-cell>
          <table:table-cell table:style-name="ce41" table:formula="of:=Fa/C0" office:value-type="float" office:value="0.0561832061068702" calcext:value-type="float">
            <text:p>0,05618320610687</text:p>
          </table:table-cell>
          <table:table-cell table:number-columns-repeated="6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/>
          <table:table-cell table:style-name="ce18" office:value-type="string" calcext:value-type="string" table:number-columns-spanned="3" table:number-rows-spanned="1">
            <text:p>Facteur de charge précédent</text:p>
          </table:table-cell>
          <table:covered-table-cell table:number-columns-repeated="2" table:style-name="ce18"/>
          <table:table-cell table:style-name="ce41" table:formula="of:=MATCH(SMALL([.O10:.O18];1);[.O10:.O18];0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18" office:value-type="string" calcext:value-type="string" table:number-columns-spanned="3" table:number-rows-spanned="1">
            <text:p>Facteur de charge suivant</text:p>
          </table:table-cell>
          <table:covered-table-cell table:number-columns-repeated="2" table:style-name="ce18"/>
          <table:table-cell table:style-name="ce41" table:formula="of:=MATCH(SMALL([.O10:.O18];2);[.O10:.O18];0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4" table:number-rows-spanned="1">
            <text:p>On en déduit d’après l’annexe 1 du polycopié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1" office:value-type="string" calcext:value-type="string">
            <text:p>e</text:p>
          </table:table-cell>
          <table:table-cell table:style-name="ce41" table:formula="of:=e_lin" office:value-type="float" office:value="0.260130861504907" calcext:value-type="float">
            <text:p>0,260130861504907</text:p>
          </table:table-cell>
          <table:table-cell table:number-columns-repeated="9"/>
          <table:table-cell table:style-name="ce18" office:value-type="string" calcext:value-type="string" table:number-columns-spanned="3" table:number-rows-spanned="1">
            <text:p>Approximation linéaire de e</text:p>
          </table:table-cell>
          <table:covered-table-cell table:number-columns-repeated="2" table:style-name="ce18"/>
          <table:table-cell table:style-name="ce41" office:value-type="string" calcext:value-type="string">
            <text:p>e_lin</text:p>
          </table:table-cell>
          <table:table-cell table:style-name="ce41" table:formula="of:=INDEX([.U10:.U18];MIN([.O19:.O20])) + (ABS(([.B19]-INDEX([.P10:.P18];MIN([.O19:.O20])))/(INDEX([.P10:.P18];MIN([.O19:.O20]))-INDEX([.P10:.P18];MAX([.O19:.O20])))))*(INDEX([.U10:.U18];MAX([.O19:.O20])) - INDEX([.U10:.U18];MIN([.O19:.O20])))" office:value-type="float" office:value="0.260130861504907" calcext:value-type="float">
            <text:p>0,260130861504907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X</text:p>
          </table:table-cell>
          <table:table-cell table:style-name="ce41" table:formula="of:=X_lin" office:value-type="float" office:value="0.56" calcext:value-type="float">
            <text:p>0,56</text:p>
          </table:table-cell>
          <table:table-cell table:number-columns-repeated="9"/>
          <table:table-cell table:style-name="ce18" office:value-type="string" calcext:value-type="string" table:number-columns-spanned="3" table:number-rows-spanned="1">
            <text:p>Approximation linéaire de X</text:p>
          </table:table-cell>
          <table:covered-table-cell table:number-columns-repeated="2" table:style-name="ce18"/>
          <table:table-cell table:style-name="ce41" office:value-type="string" calcext:value-type="string">
            <text:p>X_lin</text:p>
          </table:table-cell>
          <table:table-cell table:style-name="ce41" table:formula="of:=INDEX([.S10:.S18];[.O19])" office:value-type="float" office:value="0.56" calcext:value-type="float">
            <text:p>0,56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Y</text:p>
          </table:table-cell>
          <table:table-cell table:style-name="ce41" table:formula="of:=Y_lin" office:value-type="float" office:value="1.70895310796074" calcext:value-type="float">
            <text:p>1,70895310796074</text:p>
          </table:table-cell>
          <table:table-cell table:number-columns-repeated="9"/>
          <table:table-cell table:style-name="ce18" office:value-type="string" calcext:value-type="string" table:number-columns-spanned="3" table:number-rows-spanned="1">
            <text:p>Approximation linéaire de Y</text:p>
          </table:table-cell>
          <table:covered-table-cell table:number-columns-repeated="2" table:style-name="ce18"/>
          <table:table-cell table:style-name="ce41" office:value-type="string" calcext:value-type="string">
            <text:p>Y_lin</text:p>
          </table:table-cell>
          <table:table-cell table:style-name="ce41" table:formula="of:=INDEX([.T10:.T18];MIN([.O19:.O20])) + ABS(([.B19]-INDEX([.P10:.P18];MIN([.O19:.O20])))/(INDEX([.P10:.P18];MIN([.O19:.O20]))-INDEX([.P10:.P18];MAX([.O19:.O20]))))*(INDEX([.T10:.T18];MAX([.O19:.O20])) - INDEX([.T10:.T18];MIN([.O19:.O20])))" office:value-type="float" office:value="1.70895310796074" calcext:value-type="float">
            <text:p>1,7089531079607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n vérifie F<text:span text:style-name="T1">a</text:span>/F<text:span text:style-name="T1">r</text:span> ≤ e</text:p>
          </table:table-cell>
          <table:table-cell table:number-columns-repeated="1023"/>
        </table:table-row>
        <table:table-row table:style-name="ro2">
          <table:table-cell table:style-name="ce41" office:value-type="string" calcext:value-type="string">
            <text:p>Fa/Fr</text:p>
          </table:table-cell>
          <table:table-cell table:style-name="ce41" table:formula="of:=Fa/Fr" office:value-type="float" office:value="0.938775510204082" calcext:value-type="float">
            <text:p>0,938775510204082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IF([.B19]=0;Fr;IF([.B27]&lt;=e;Fr;X*Fr+Y*Fa))" office:value-type="float" office:value="848.414743729553" calcext:value-type="float">
            <text:p>848,414743729553</text:p>
          </table:table-cell>
          <table:table-cell table:number-columns-repeated="1022"/>
        </table:table-row>
        <table:table-row table:style-name="ro2">
          <table:table-cell table:number-columns-repeated="5"/>
          <table:table-cell table:style-name="ce50" office:value-type="string" calcext:value-type="string" table:number-columns-spanned="5" table:number-rows-spanned="1">
            <text:p>Paramètres pouvant fausser le calcul de la durée de vie</text:p>
          </table:table-cell>
          <table:covered-table-cell table:number-columns-repeated="4" table:style-name="ce53"/>
          <table:table-cell table:number-columns-repeated="1014"/>
        </table:table-row>
        <table:table-row table:style-name="ro4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2"/>
          <table:table-cell table:style-name="ce53" office:value-type="string" calcext:value-type="string">
            <text:p>Charge C / P</text:p>
          </table:table-cell>
          <table:table-cell table:style-name="ce53" table:formula="of:=C_/P" office:value-type="float" office:value="13.7904251269466" calcext:value-type="float">
            <text:p>13,7904251269466</text:p>
          </table:table-cell>
          <table:table-cell table:style-name="ce54" table:formula="of:=IF([.G30]&lt;2; &quot;Charge excessive&quot;; &quot;Charge OK&quot;)" office:value-type="string" office:string-value="Charge OK" calcext:value-type="string" table:number-columns-spanned="2" table:number-rows-spanned="1">
            <text:p>Charge OK</text:p>
          </table:table-cell>
          <table:covered-table-cell table:style-name="ce53"/>
          <table:table-cell table:style-name="ce53"/>
          <table:table-cell table:number-columns-repeated="1014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*N))*(C_/P)^3" office:value-type="float" office:value="319051.761329266" calcext:value-type="float">
            <text:p>319051,761329266</text:p>
          </table:table-cell>
          <table:table-cell table:style-name="ce4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2">na</text:span></text:p>
          </table:table-cell>
          <table:table-cell table:style-name="ce45" table:formula="of:=L_10_H*a_1*a_2*a_3" office:value-type="float" office:value="319051.761329266" calcext:value-type="float">
            <text:p>319051,761329266</text:p>
          </table:table-cell>
          <table:table-cell table:style-name="ce45"/>
          <table:table-cell table:number-columns-repeated="1021"/>
        </table:table-row>
        <table:table-row table:style-name="ro2">
          <table:table-cell table:number-columns-repeated="5"/>
          <table:table-cell office:value-type="string" calcext:value-type="string">
            <text:p>Résultat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2"/>
          <table:table-cell office:value-type="string" calcext:value-type="string">
            <text:p>Arbre 4</text:p>
          </table:table-cell>
          <table:table-cell office:value-type="string" calcext:value-type="string">
            <text:p>6212 – A</text:p>
          </table:table-cell>
          <table:table-cell office:value-type="float" office:value="94869" calcext:value-type="float">
            <text:p>94869</text:p>
          </table:table-cell>
          <table:table-cell office:value-type="string" calcext:value-type="string">
            <text:p>heures</text:p>
          </table:table-cell>
          <table:table-cell table:number-columns-repeated="6"/>
          <table:table-cell table:style-name="ce2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2"/>
          <table:table-cell table:number-columns-repeated="1005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C_/P)^3" office:value-type="float" office:value="2622.60547812656" calcext:value-type="float">
            <text:p>2622,60547812656</text:p>
          </table:table-cell>
          <table:table-cell table:style-name="ce45"/>
          <table:table-cell table:number-columns-repeated="3"/>
          <table:table-cell office:value-type="string" calcext:value-type="string">
            <text:p>6212 – B</text:p>
          </table:table-cell>
          <table:table-cell office:value-type="float" office:value="58589" calcext:value-type="float">
            <text:p>58589</text:p>
          </table:table-cell>
          <table:table-cell office:value-type="string" calcext:value-type="string">
            <text:p>heures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14"/>
          <table:table-cell table:number-columns-repeated="1005"/>
        </table:table-row>
        <table:table-row table:style-name="ro2">
          <table:table-cell table:number-columns-repeated="15"/>
          <table:table-cell table:style-name="ce18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18"/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Arbre 6</text:p>
          </table:table-cell>
          <table:table-cell office:value-type="string" calcext:value-type="string">
            <text:p>2212 – A</text:p>
          </table:table-cell>
          <table:table-cell office:value-type="float" office:value="118742" calcext:value-type="float">
            <text:p>118742</text:p>
          </table:table-cell>
          <table:table-cell office:value-type="string" calcext:value-type="string">
            <text:p>heures</text:p>
          </table:table-cell>
          <table:table-cell table:number-columns-repeated="6"/>
          <table:table-cell table:style-name="ce8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8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oulements rigides à billes'.H30:'Roulements rigides à billes'.H30">
            <calcext:condition calcext:apply-style-name="Accent" calcext:value="=charge ok" calcext:base-cell-address="'Roulements rigides à billes'.H30"/>
            <calcext:condition calcext:apply-style-name="Accent" calcext:value="=0" calcext:base-cell-address="'Roulements rigides à billes'.H30"/>
          </calcext:conditional-format>
        </calcext:conditional-formats>
      </table:table>
      <table:table table:name="Roulements à billes à contact oblique et à rouleaux coniques" table:style-name="ta1">
        <table:table-column table:style-name="co1" table:number-columns-repeated="1024" table:default-cell-style-name="ce34"/>
        <table:table-row table:style-name="ro1">
          <table:table-cell/>
          <table:table-cell table:style-name="ce47" office:value-type="string" calcext:value-type="string" table:number-columns-spanned="15" table:number-rows-spanned="1">
            <text:p>Calcul de durée de vie des roulements à billes à contact oblique et à rouleaux coniques</text:p>
          </table:table-cell>
          <table:covered-table-cell table:number-columns-repeated="14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onnées</text:p>
          </table:table-cell>
          <table:table-cell table:style-name="ce2"/>
          <table:table-cell table:style-name="ce39" table:number-columns-repeated="6"/>
          <table:table-cell/>
          <table:table-cell table:style-name="ce14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3"/>
        </table:table-row>
        <table:table-row table:style-name="ro3">
          <table:table-cell table:style-name="ce39" office:value-type="string" calcext:value-type="string">
            <text:p>F<text:span text:style-name="T1">a</text:span></text:p>
          </table:table-cell>
          <table:table-cell table:style-name="ce39" office:value-type="float" office:value="1500" calcext:value-type="float">
            <text:p>1500</text:p>
          </table:table-cell>
          <table:table-cell table:style-name="ce69" office:value-type="string" calcext:value-type="string">
            <text:p>N</text:p>
          </table:table-cell>
          <table:table-cell table:style-name="ce48" office:value-type="string" calcext:value-type="string" table:number-columns-spanned="4" table:number-rows-spanned="1">
            <text:p>Projection ax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14" office:value-type="string" calcext:value-type="string">
            <text:p>Fiabilité ( %)</text:p>
          </table:table-cell>
          <table:table-cell table:style-name="ce14" office:value-type="string" calcext:value-type="string">
            <text:p>a1</text:p>
          </table:table-cell>
          <table:table-cell table:number-columns-repeated="4"/>
          <table:table-cell table:style-name="ce70" table:number-columns-spanned="6" table:number-rows-spanned="1"/>
          <table:covered-table-cell table:number-columns-repeated="5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4000" calcext:value-type="float">
            <text:p>4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X</text:p>
          </table:table-cell>
          <table:table-cell table:style-name="ce39" office:value-type="float" office:value="0.4" calcext:value-type="float">
            <text:p>0,4</text:p>
          </table:table-cell>
          <table:table-cell table:style-name="ce69"/>
          <table:table-cell table:style-name="ce39" office:value-type="string" calcext:value-type="string">
            <text:p>Coefficient radial du roulement</text:p>
          </table:table-cell>
          <table:table-cell table:style-name="ce39" table:number-columns-repeated="4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Y</text:p>
          </table:table-cell>
          <table:table-cell table:style-name="ce39" office:value-type="float" office:value="1.4" calcext:value-type="float">
            <text:p>1,4</text:p>
          </table:table-cell>
          <table:table-cell table:style-name="ce69"/>
          <table:table-cell table:style-name="ce39" office:value-type="string" calcext:value-type="string">
            <text:p>Coefficient axial du roulement</text:p>
          </table:table-cell>
          <table:table-cell table:style-name="ce39" table:number-columns-repeated="4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5"/>
          <table:table-cell table:style-name="ce71" table:number-columns-spanned="2" table:number-rows-spanned="1"/>
          <table:covered-table-cell table:style-name="ce4"/>
          <table:table-cell table:style-name="ce70" table:number-columns-spanned="2" table:number-rows-spanned="1"/>
          <table:covered-table-cell table:style-name="ce4"/>
          <table:table-cell table:number-columns-repeated="1004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39" office:value-type="float" office:value="0.43" calcext:value-type="float">
            <text:p>0,43</text:p>
          </table:table-cell>
          <table:table-cell table:style-name="ce69"/>
          <table:table-cell table:style-name="ce39" office:value-type="string" calcext:value-type="string">
            <text:p>Caractéristique d’une situation limite de fonctionnement</text:p>
          </table:table-cell>
          <table:table-cell table:style-name="ce39" table:number-columns-repeated="4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003"/>
        </table:table-row>
        <table:table-row table:style-name="ro3">
          <table:table-cell table:style-name="ce39" office:value-type="string" calcext:value-type="string">
            <text:p>C<text:span text:style-name="T1">0</text:span></text:p>
          </table:table-cell>
          <table:table-cell table:style-name="ce39" office:value-type="float" office:value="19000" calcext:value-type="float">
            <text:p>19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stat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39" office:value-type="float" office:value="30700" calcext:value-type="float">
            <text:p>307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6"/>
          <table:table-cell table:style-name="ce72"/>
          <table:table-cell table:number-columns-repeated="1006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9" office:value-type="float" office:value="2000" calcext:value-type="float">
            <text:p>2000</text:p>
          </table:table-cell>
          <table:table-cell table:style-name="ce6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number-columns-repeated="1013"/>
        </table:table-row>
        <table:table-row table:style-name="ro2">
          <table:table-cell table:style-name="ce4" table:number-columns-spanned="4" table:number-rows-spanned="1"/>
          <table:covered-table-cell table:number-columns-repeated="3"/>
          <table:table-cell table:number-columns-repeated="5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On vérifie F<text:span text:style-name="T1">a</text:span>/F<text:span text:style-name="T1">r</text:span> ≤ e</text:p>
          </table:table-cell>
          <table:table-cell table:number-columns-repeated="8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1" office:value-type="string" calcext:value-type="string">
            <text:p>Fa/Fr</text:p>
          </table:table-cell>
          <table:table-cell table:style-name="ce41" table:formula="of:=[.B5]/[.B6]" office:value-type="float" office:value="0.375" calcext:value-type="float">
            <text:p>0,375</text:p>
          </table:table-cell>
          <table:table-cell table:number-columns-repeated="9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IF([.B20]&lt;=[.B9];[.B6];[.B7]*[.B6]+[.B8]*[.B5]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2">
          <table:table-cell table:number-columns-repeated="11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8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 * [.B12]))*([.B11]/[.B21])^3" office:value-type="float" office:value="3767.50559895833" calcext:value-type="float">
            <text:p>3767,50559895833</text:p>
          </table:table-cell>
          <table:table-cell table:style-name="ce45"/>
          <table:table-cell table:number-columns-repeated="8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2">na</text:span></text:p>
          </table:table-cell>
          <table:table-cell table:style-name="ce45" table:formula="of:=[.B24]*[.B13]*[.B14]*[.B15]" office:value-type="float" office:value="3767.50559895833" calcext:value-type="float">
            <text:p>3767,50559895833</text:p>
          </table:table-cell>
          <table:table-cell table:style-name="ce45"/>
          <table:table-cell table:number-columns-repeated="5"/>
          <table:table-cell table:style-name="ce5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[.B11]/[.B21])^3" office:value-type="float" office:value="452.100671875" calcext:value-type="float">
            <text:p>452,100671875</text:p>
          </table:table-cell>
          <table:table-cell table:style-name="ce4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5"/>
          <table:table-cell table:style-name="ce2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2"/>
          <table:table-cell table:number-columns-repeated="1005"/>
        </table:table-row>
        <table:table-row table:style-name="ro2">
          <table:table-cell table:number-columns-repeated="15"/>
          <table:table-cell table:style-name="ce14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14"/>
          <table:table-cell table:number-columns-repeated="1005"/>
        </table:table-row>
        <table:table-row table:style-name="ro2">
          <table:table-cell table:number-columns-repeated="15"/>
          <table:table-cell table:style-name="ce18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18"/>
          <table:table-cell table:number-columns-repeated="1005"/>
        </table:table-row>
        <table:table-row table:style-name="ro2">
          <table:table-cell table:number-columns-repeated="15"/>
          <table:table-cell table:style-name="ce8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8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de durée de vie des roulements à rotule sur billes et à rotule sur rouleaux" table:style-name="ta1">
        <table:table-column table:style-name="co1" table:number-columns-repeated="9" table:default-cell-style-name="ce34"/>
        <table:table-column table:style-name="co4" table:default-cell-style-name="ce34"/>
        <table:table-column table:style-name="co1" table:number-columns-repeated="1014" table:default-cell-style-name="ce34"/>
        <table:table-row table:style-name="ro1">
          <table:table-cell/>
          <table:table-cell table:style-name="ce47" office:value-type="string" calcext:value-type="string" table:number-columns-spanned="15" table:number-rows-spanned="1">
            <text:p>Calcul de durée de vie des roulements à rotule sur billes et à rotule sur rouleaux</text:p>
          </table:table-cell>
          <table:covered-table-cell table:number-columns-repeated="14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onnées</text:p>
          </table:table-cell>
          <table:table-cell table:style-name="ce2"/>
          <table:table-cell table:style-name="ce39" table:number-columns-repeated="6"/>
          <table:table-cell/>
          <table:table-cell table:style-name="ce14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3"/>
        </table:table-row>
        <table:table-row table:style-name="ro3">
          <table:table-cell table:style-name="ce39" office:value-type="string" calcext:value-type="string">
            <text:p>F<text:span text:style-name="T1">a</text:span></text:p>
          </table:table-cell>
          <table:table-cell table:style-name="ce39" office:value-type="float" office:value="0" calcext:value-type="float">
            <text:p>0</text:p>
          </table:table-cell>
          <table:table-cell table:style-name="ce69" office:value-type="string" calcext:value-type="string">
            <text:p>N</text:p>
          </table:table-cell>
          <table:table-cell table:style-name="ce48" office:value-type="string" calcext:value-type="string" table:number-columns-spanned="4" table:number-rows-spanned="1">
            <text:p>Projection ax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14" office:value-type="string" calcext:value-type="string">
            <text:p>Fiabilité ( %)</text:p>
          </table:table-cell>
          <table:table-cell table:style-name="ce14" office:value-type="string" calcext:value-type="string">
            <text:p>a1</text:p>
          </table:table-cell>
          <table:table-cell table:number-columns-repeated="4"/>
          <table:table-cell table:style-name="ce70" table:number-columns-spanned="6" table:number-rows-spanned="1"/>
          <table:covered-table-cell table:number-columns-repeated="5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5825" calcext:value-type="float">
            <text:p>5825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X<text:span text:style-name="T1">1</text:span>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>
            <text:p>Coefficient radial 1 du roulement</text:p>
          </table:table-cell>
          <table:table-cell table:style-name="ce39" table:number-columns-repeated="4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Y<text:span text:style-name="T1">1</text:span></text:p>
          </table:table-cell>
          <table:table-cell table:style-name="ce39" office:value-type="float" office:value="2.3" calcext:value-type="float">
            <text:p>2,3</text:p>
          </table:table-cell>
          <table:table-cell table:style-name="ce69"/>
          <table:table-cell table:style-name="ce39" office:value-type="string" calcext:value-type="string">
            <text:p>Coefficient axial 1 du roulement</text:p>
          </table:table-cell>
          <table:table-cell table:style-name="ce39" table:number-columns-repeated="4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5"/>
          <table:table-cell table:style-name="ce71" table:number-columns-spanned="2" table:number-rows-spanned="1"/>
          <table:covered-table-cell table:style-name="ce4"/>
          <table:table-cell table:style-name="ce70" table:number-columns-spanned="2" table:number-rows-spanned="1"/>
          <table:covered-table-cell table:style-name="ce4"/>
          <table:table-cell table:number-columns-repeated="1004"/>
        </table:table-row>
        <table:table-row table:style-name="ro3">
          <table:table-cell table:style-name="ce39" office:value-type="string" calcext:value-type="string">
            <text:p>X<text:span text:style-name="T1">2</text:span></text:p>
          </table:table-cell>
          <table:table-cell table:style-name="ce39" office:value-type="float" office:value="0.65" calcext:value-type="float">
            <text:p>0,65</text:p>
          </table:table-cell>
          <table:table-cell table:style-name="ce39"/>
          <table:table-cell table:style-name="ce39" office:value-type="string" calcext:value-type="string">
            <text:p>Coefficient radial 2 du roulement</text:p>
          </table:table-cell>
          <table:table-cell table:style-name="ce39" table:number-columns-repeated="4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003"/>
        </table:table-row>
        <table:table-row table:style-name="ro3">
          <table:table-cell table:style-name="ce39" office:value-type="string" calcext:value-type="string">
            <text:p>Y<text:span text:style-name="T1">2</text:span></text:p>
          </table:table-cell>
          <table:table-cell table:style-name="ce39" office:value-type="float" office:value="3.6" calcext:value-type="float">
            <text:p>3,6</text:p>
          </table:table-cell>
          <table:table-cell table:style-name="ce39"/>
          <table:table-cell table:style-name="ce39" office:value-type="string" calcext:value-type="string">
            <text:p>Coefficient axial 2 du roulement</text:p>
          </table:table-cell>
          <table:table-cell table:style-name="ce39" table:number-columns-repeated="4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39" office:value-type="float" office:value="0.27" calcext:value-type="float">
            <text:p>0,27</text:p>
          </table:table-cell>
          <table:table-cell table:style-name="ce69"/>
          <table:table-cell table:style-name="ce39" office:value-type="string" calcext:value-type="string">
            <text:p>Caractéristique d’une situation limite de fonctionnement</text:p>
          </table:table-cell>
          <table:table-cell table:style-name="ce39" table:number-columns-repeated="4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6"/>
          <table:table-cell table:style-name="ce72"/>
          <table:table-cell table:number-columns-repeated="1006"/>
        </table:table-row>
        <table:table-row table:style-name="ro3">
          <table:table-cell table:style-name="ce39" office:value-type="string" calcext:value-type="string">
            <text:p>C<text:span text:style-name="T1">0</text:span></text:p>
          </table:table-cell>
          <table:table-cell table:style-name="ce39" office:value-type="float" office:value="17000" calcext:value-type="float">
            <text:p>17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stat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39" office:value-type="float" office:value="44200" calcext:value-type="float">
            <text:p>442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9" office:value-type="float" office:value="38" calcext:value-type="float">
            <text:p>38</text:p>
          </table:table-cell>
          <table:table-cell table:style-name="ce6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number-columns-repeated="1013"/>
        </table:table-row>
        <table:table-row table:style-name="ro2">
          <table:table-cell table:style-name="ce4" table:number-columns-spanned="4" table:number-rows-spanned="1"/>
          <table:covered-table-cell table:number-columns-repeated="3"/>
          <table:table-cell table:number-columns-repeated="5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On vérifie F<text:span text:style-name="T1">a</text:span>/F<text:span text:style-name="T1">r</text:span> ≤ e</text:p>
          </table:table-cell>
          <table:table-cell table:number-columns-repeated="8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1" office:value-type="string" calcext:value-type="string">
            <text:p>Fa/Fr</text:p>
          </table:table-cell>
          <table:table-cell table:style-name="ce41" table:formula="of:=[.B5]/[.B6]" office:value-type="float" office:value="0" calcext:value-type="float">
            <text:p>0</text:p>
          </table:table-cell>
          <table:table-cell table:number-columns-repeated="9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IF([.B20]&lt;=[.B11];[.B7]*[.B6]+[.B8]*[.B5];[.C9]*[.B6]+[.B10]*[.B5])" office:value-type="float" office:value="5825" calcext:value-type="float">
            <text:p>5825</text:p>
          </table:table-cell>
          <table:table-cell table:number-columns-repeated="1022"/>
        </table:table-row>
        <table:table-row table:style-name="ro2">
          <table:table-cell table:number-columns-repeated="11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8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 * [.B14]))*([.B13]/[.B21])^3" office:value-type="float" office:value="191621.47197427" calcext:value-type="float">
            <text:p>191621,47197427</text:p>
          </table:table-cell>
          <table:table-cell table:style-name="ce45"/>
          <table:table-cell table:number-columns-repeated="8"/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2">na</text:span></text:p>
          </table:table-cell>
          <table:table-cell table:style-name="ce45" table:formula="of:=[.B24]*[.B15]*[.B16]*[.B17]" office:value-type="float" office:value="191621.47197427" calcext:value-type="float">
            <text:p>191621,47197427</text:p>
          </table:table-cell>
          <table:table-cell table:style-name="ce45"/>
          <table:table-cell table:number-columns-repeated="5"/>
          <table:table-cell table:style-name="ce5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[.B13]/[.B21])^3" office:value-type="float" office:value="436.896956101336" calcext:value-type="float">
            <text:p>436,896956101336</text:p>
          </table:table-cell>
          <table:table-cell table:style-name="ce45"/>
          <table:table-cell table:number-columns-repeated="1021"/>
        </table:table-row>
        <table:table-row table:style-name="ro2">
          <table:table-cell table:number-columns-repeated="5"/>
          <table:table-cell office:value-type="string" calcext:value-type="string">
            <text:p>Arbre 6</text:p>
          </table:table-cell>
          <table:table-cell table:number-columns-repeated="2"/>
          <table:table-cell office:value-type="string" calcext:value-type="string">
            <text:p>Arbre 6b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2212 – A</text:p>
          </table:table-cell>
          <table:table-cell office:value-type="string" calcext:value-type="string">
            <text:p>20408 heures</text:p>
          </table:table-cell>
          <table:table-cell/>
          <table:table-cell office:value-type="string" calcext:value-type="string">
            <text:p>2212 – A</text:p>
          </table:table-cell>
          <table:table-cell office:value-type="string" calcext:value-type="string">
            <text:p>104369 heures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2314 – B</text:p>
          </table:table-cell>
          <table:table-cell office:value-type="string" calcext:value-type="string">
            <text:p>103616 heures</text:p>
          </table:table-cell>
          <table:table-cell/>
          <table:table-cell office:value-type="string" calcext:value-type="string">
            <text:p>2214 – B</text:p>
          </table:table-cell>
          <table:table-cell office:value-type="string" calcext:value-type="string">
            <text:p>70421 heure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Arbre 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2214 – A</text:p>
          </table:table-cell>
          <table:table-cell office:value-type="string" calcext:value-type="string">
            <text:p>189032 heures</text:p>
          </table:table-cell>
          <table:table-cell table:number-columns-repeated="8"/>
          <table:table-cell table:style-name="ce2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2"/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2214 – B</text:p>
          </table:table-cell>
          <table:table-cell office:value-type="string" calcext:value-type="string">
            <text:p>8761 heures</text:p>
          </table:table-cell>
          <table:table-cell table:number-columns-repeated="8"/>
          <table:table-cell table:style-name="ce14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14"/>
          <table:table-cell table:number-columns-repeated="1005"/>
        </table:table-row>
        <table:table-row table:style-name="ro2">
          <table:table-cell table:number-columns-repeated="15"/>
          <table:table-cell table:style-name="ce18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18"/>
          <table:table-cell table:number-columns-repeated="1005"/>
        </table:table-row>
        <table:table-row table:style-name="ro2">
          <table:table-cell table:number-columns-repeated="15"/>
          <table:table-cell table:style-name="ce8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8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lements à rouleaux cylindriques et à aiguilles" table:style-name="ta1">
        <table:table-column table:style-name="co1" table:number-columns-repeated="9" table:default-cell-style-name="ce34"/>
        <table:table-column table:style-name="co4" table:default-cell-style-name="ce34"/>
        <table:table-column table:style-name="co1" table:number-columns-repeated="1014" table:default-cell-style-name="ce34"/>
        <table:table-row table:style-name="ro1">
          <table:table-cell/>
          <table:table-cell table:style-name="ce47" office:value-type="string" calcext:value-type="string" table:number-columns-spanned="15" table:number-rows-spanned="1">
            <text:p>Calcul de durée de vie des roulements à rouleaux cylindriques et à aiguilles</text:p>
          </table:table-cell>
          <table:covered-table-cell table:number-columns-repeated="14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onnées</text:p>
          </table:table-cell>
          <table:table-cell table:style-name="ce2"/>
          <table:table-cell table:style-name="ce39" table:number-columns-repeated="6"/>
          <table:table-cell/>
          <table:table-cell table:style-name="ce14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3"/>
        </table:table-row>
        <table:table-row table:style-name="ro2">
          <table:table-cell table:style-name="ce39" table:number-columns-repeated="2"/>
          <table:table-cell table:style-name="ce69"/>
          <table:table-cell table:style-name="ce48" table:number-columns-spanned="4" table:number-rows-spanned="1"/>
          <table:covered-table-cell table:number-columns-repeated="3" table:style-name="ce39"/>
          <table:table-cell table:style-name="ce39"/>
          <table:table-cell/>
          <table:table-cell table:style-name="ce14" office:value-type="string" calcext:value-type="string">
            <text:p>Fiabilité ( %)</text:p>
          </table:table-cell>
          <table:table-cell table:style-name="ce14" office:value-type="string" calcext:value-type="string">
            <text:p>a1</text:p>
          </table:table-cell>
          <table:table-cell table:number-columns-repeated="4"/>
          <table:table-cell table:style-name="ce70" table:number-columns-spanned="6" table:number-rows-spanned="1"/>
          <table:covered-table-cell table:number-columns-repeated="5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2000" calcext:value-type="float">
            <text:p>2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39" office:value-type="float" office:value="30700" calcext:value-type="float">
            <text:p>307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6"/>
          <table:table-cell table:style-name="ce72"/>
          <table:table-cell table:number-columns-repeated="1006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9" office:value-type="float" office:value="2000" calcext:value-type="float">
            <text:p>2000</text:p>
          </table:table-cell>
          <table:table-cell table:style-name="ce6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13"/>
        </table:table-row>
        <table:table-row table:style-name="ro2">
          <table:table-cell table:style-name="ce4" table:number-columns-spanned="4" table:number-rows-spanned="1"/>
          <table:covered-table-cell table:number-columns-repeated="3"/>
          <table:table-cell table:number-columns-repeated="5"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1">
            <text:p>On a P = F<text:span text:style-name="T1">r</text:span></text:p>
          </table:table-cell>
          <table:covered-table-cell/>
          <table:table-cell table:number-columns-repeated="7"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[.B6]" office:value-type="float" office:value="2000" calcext:value-type="float">
            <text:p>2000</text:p>
          </table:table-cell>
          <table:table-cell table:number-columns-repeated="7"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6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 * [.B8]))*([.B7]/[.B16])^3" office:value-type="float" office:value="30140.0447916667" calcext:value-type="float">
            <text:p>30140,0447916667</text:p>
          </table:table-cell>
          <table:table-cell table:style-name="ce45"/>
          <table:table-cell table:number-columns-repeated="6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2">na</text:span></text:p>
          </table:table-cell>
          <table:table-cell table:style-name="ce45" table:formula="of:=[.B19]*[.B9]*[.B10]*[.B11]" office:value-type="float" office:value="30140.0447916667" calcext:value-type="float">
            <text:p>30140,0447916667</text:p>
          </table:table-cell>
          <table:table-cell table:style-name="ce45"/>
          <table:table-cell table:number-columns-repeated="5"/>
          <table:table-cell table:style-name="ce5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[.B7]/[.B16])^3" office:value-type="float" office:value="3616.805375" calcext:value-type="float">
            <text:p>3616,805375</text:p>
          </table:table-cell>
          <table:table-cell table:style-name="ce4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5"/>
          <table:table-cell table:style-name="ce2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2"/>
          <table:table-cell table:number-columns-repeated="1005"/>
        </table:table-row>
        <table:table-row table:style-name="ro2">
          <table:table-cell table:number-columns-repeated="15"/>
          <table:table-cell table:style-name="ce14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14"/>
          <table:table-cell table:number-columns-repeated="1005"/>
        </table:table-row>
        <table:table-row table:style-name="ro2">
          <table:table-cell table:number-columns-repeated="15"/>
          <table:table-cell table:style-name="ce18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18"/>
          <table:table-cell table:number-columns-repeated="1005"/>
        </table:table-row>
        <table:table-row table:style-name="ro2">
          <table:table-cell table:number-columns-repeated="15"/>
          <table:table-cell table:style-name="ce8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8"/>
          <table:table-cell table:number-columns-repeated="100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_1" table:base-cell-address="$'Roulements rigides à billes'.$B$10" table:cell-range-address="$'Roulements rigides à billes'.$B$10"/>
        <table:named-range table:name="a_2" table:base-cell-address="$'Roulements rigides à billes'.$B$11" table:cell-range-address="$'Roulements rigides à billes'.$B$11"/>
        <table:named-range table:name="a_3" table:base-cell-address="$'Roulements rigides à billes'.$B$12" table:cell-range-address="$'Roulements rigides à billes'.$B$12"/>
        <table:named-range table:name="C0" table:base-cell-address="$'Roulements rigides à billes'.$B$7" table:cell-range-address="$'Roulements rigides à billes'.$B$7"/>
        <table:named-range table:name="C_" table:base-cell-address="$'Roulements rigides à billes'.$B$8" table:cell-range-address="$'Roulements rigides à billes'.$B$8"/>
        <table:named-range table:name="e" table:base-cell-address="$'Roulements rigides à billes'.$B$22" table:cell-range-address="$'Roulements rigides à billes'.$B$22"/>
        <table:named-range table:name="e_lin" table:base-cell-address="$'Roulements rigides à billes'.$P$22" table:cell-range-address="$'Roulements rigides à billes'.$P$22"/>
        <table:named-range table:name="Fa" table:base-cell-address="$'Roulements rigides à billes'.$B$5" table:cell-range-address="$'Roulements rigides à billes'.$B$5"/>
        <table:named-range table:name="Fr" table:base-cell-address="$'Roulements rigides à billes'.$B$6" table:cell-range-address="$'Roulements rigides à billes'.$B$6"/>
        <table:named-range table:name="L_10_H" table:base-cell-address="$'Roulements rigides à billes'.$B$31" table:cell-range-address="$'Roulements rigides à billes'.$B$31"/>
        <table:named-range table:name="L_na" table:base-cell-address="$'Roulements rigides à billes'.$B$34" table:cell-range-address="$'Roulements rigides à billes'.$B$34"/>
        <table:named-range table:name="N" table:base-cell-address="$'Roulements rigides à billes'.$B$9" table:cell-range-address="$'Roulements rigides à billes'.$B$9"/>
        <table:named-range table:name="P" table:base-cell-address="$'Roulements rigides à billes'.$B$28" table:cell-range-address="$'Roulements rigides à billes'.$B$28"/>
        <table:named-range table:name="X" table:base-cell-address="$'Roulements rigides à billes'.$B$23" table:cell-range-address="$'Roulements rigides à billes'.$B$23"/>
        <table:named-range table:name="X_lin" table:base-cell-address="$'Roulements rigides à billes'.$P$23" table:cell-range-address="$'Roulements rigides à billes'.$P$23"/>
        <table:named-range table:name="Y" table:base-cell-address="$'Roulements rigides à billes'.$B$24" table:cell-range-address="$'Roulements rigides à billes'.$B$24"/>
        <table:named-range table:name="Y_lin" table:base-cell-address="$'Roulements rigides à billes'.$P$24" table:cell-range-address="$'Roulements rigides à billes'.$P$2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CH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5:23:25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24T09:38:02.735205840</meta:creation-date>
    <dc:date>2020-12-30T16:33:58.513000000</dc:date>
    <meta:editing-duration>PT2H51M54S</meta:editing-duration>
    <meta:editing-cycles>20</meta:editing-cycles>
    <meta:generator>LibreOffice/7.0.3.1$Windows_X86_64 LibreOffice_project/d7547858d014d4cf69878db179d326fc3483e082</meta:generator>
    <meta:document-statistic meta:table-count="4" meta:cell-count="461" meta:object-count="0"/>
  </office:meta>
</office:document-meta>
</file>